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53ae" officeooo:paragraph-rsid="001953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inson crusoe is a novel w<text:span text:style-name="T2">ri</text:span>ted by Daniel Defoe.</text:p>
      <text:p text:style-name="P1"/>
      <text:p text:style-name="P1">What is a <text:span text:style-name="T1">novel</text:span>? (Like Gulliver's travel, i promessi sposi...)</text:p>
      <text:p text:style-name="P1"/>
      <text:p text:style-name="P1">it have a story</text:p>
      <text:p text:style-name="P1">there are some characters</text:p>
      <text:p text:style-name="P1">everything happens in the story <text:span text:style-name="T1">is ficticiou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3</meta:editing-cycles>
    <meta:generator>LibreOffice/5.2.1.2$Windows_x86 LibreOffice_project/31dd62db80d4e60af04904455ec9c9219178d620</meta:generator>
    <dc:date>2017-09-19T08:55:14.865000000</dc:date>
    <meta:document-statistic meta:table-count="0" meta:image-count="0" meta:object-count="0" meta:page-count="1" meta:paragraph-count="5" meta:word-count="34" meta:character-count="197" meta:non-whitespace-character-count="168"/>
    <meta:user-defined meta:name="Info 1"/>
    <meta:user-defined meta:name="Info 2"/>
    <meta:user-defined meta:name="Info 3"/>
    <meta:user-defined meta:name="Info 4"/>
  </office:meta>
</office:document-meta>
</file>